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3.08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3.605cm" fo:break-before="auto" style:use-optimal-row-height="true"/>
    </style:style>
    <style:style style:name="ro23" style:family="table-row">
      <style:table-row-properties style:row-height="3.685cm" fo:break-before="auto" style:use-optimal-row-height="true"/>
    </style:style>
    <style:style style:name="ro24" style:family="table-row">
      <style:table-row-properties style:row-height="4.316cm" fo:break-before="auto" style:use-optimal-row-height="true"/>
    </style:style>
    <style:style style:name="ro25" style:family="table-row">
      <style:table-row-properties style:row-height="5.2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5">
            <text:p>0806 <text:s/>1206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5">
            <text:p>0806 <text:s/>1206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5">
            <text:p>0806 <text:s/>1206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5">
            <text:p>0806 <text:s/>1206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6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6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6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6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6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7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7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7">
            <text:p>0806 <text:s/>12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7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7">
            <text:p>0806 <text:s/>12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7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7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8">
            <text:p>0806 <text:s/>12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8">
            <text:p>0806 <text:s/>12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8">
            <text:p>0806 <text:s/>12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8">
            <text:p>0806 <text:s/>12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8">
            <text:p>0806 <text:s/>12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8">
            <text:p>0806 <text:s/>12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8">
            <text:p>0806 <text:s/>12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8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9">
            <text:p>0806 <text:s/>12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9">
            <text:p>0806 <text:s/>12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9">
            <text:p>0806 <text:s/>12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9">
            <text:p>0806 <text:s/>12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9">
            <text:p>0806 <text:s/>12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9">
            <text:p>0806 <text:s/>12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9">
            <text:p>0806 <text:s/>12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9">
            <text:p>0806 <text:s/>12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29">
            <text:p>0806 <text:s/>12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">
            <text:p>0806 <text:s/>120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">
            <text:p>0806 <text:s/>12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">
            <text:p>0806 <text:s/>12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">
            <text:p>0806 <text:s/>12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1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1">
            <text:p>0806 <text:s/>12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1">
            <text:p>0806 <text:s/>120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1">
            <text:p>0806 <text:s/>12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1">
            <text:p>0806 <text:s/>12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1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1">
            <text:p>0806 <text:s/>120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2">
            <text:p>0806 <text:s/>12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2">
            <text:p>0806 <text:s/>12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2">
            <text:p>0806 <text:s/>120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2">
            <text:p>0806 <text:s/>12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2">
            <text:p>0806 <text:s/>12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2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2">
            <text:p>0806 <text:s/>12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3">
            <text:p>0806 <text:s/>120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3">
            <text:p>0806 <text:s/>12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3">
            <text:p>0806 <text:s/>12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3">
            <text:p>0806 <text:s/>12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3">
            <text:p>0806 <text:s/>120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3">
            <text:p>0806 <text:s/>12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3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4">
            <text:p>0806 <text:s/>12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4">
            <text:p>0806 <text:s/>12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4">
            <text:p>0806 <text:s/>12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4">
            <text:p>0806 <text:s/>120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4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4">
            <text:p>0806 <text:s/>12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5">
            <text:p>0806 <text:s/>12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5">
            <text:p>0806 <text:s/>12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5">
            <text:p>0806 <text:s/>120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5">
            <text:p>0806 <text:s/>12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5">
            <text:p>0806 <text:s/>12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6">
            <text:p>0806 <text:s/>12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6">
            <text:p>0806 <text:s/>12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6">
            <text:p>0806 <text:s/>12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6">
            <text:p>0806 <text:s/>12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6">
            <text:p>0806 <text:s/>120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6">
            <text:p>0806 <text:s/>12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6">
            <text:p>0806 <text:s/>12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7">
            <text:p>0806 <text:s/>12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7">
            <text:p>0806 <text:s/>120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/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8">
            <text:p>0806 <text:s/>120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8">
            <text:p>0806 <text:s/>12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6"/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8">
            <text:p>0806 <text:s/>12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6"/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9">
            <text:p>0806 <text:s/>120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6">
            <text:p>86</text:p>
          </table:table-cell>
          <table:table-cell table:style-name="ce3" office:value-type="float" office:value="86">
            <text:p>86</text:p>
          </table:table-cell>
          <table:table-cell table:style-name="ce6"/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9">
            <text:p>0806 <text:s/>12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7">
            <text:p>87</text:p>
          </table:table-cell>
          <table:table-cell table:style-name="ce3" office:value-type="float" office:value="87">
            <text:p>87</text:p>
          </table:table-cell>
          <table:table-cell table:style-name="ce6"/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39">
            <text:p>0806 <text:s/>120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8">
            <text:p>88</text:p>
          </table:table-cell>
          <table:table-cell table:style-name="ce3" office:value-type="float" office:value="88">
            <text:p>88</text:p>
          </table:table-cell>
          <table:table-cell table:style-name="ce6"/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4">
            <text:p>0806 <text:s/>12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89">
            <text:p>89</text:p>
          </table:table-cell>
          <table:table-cell table:style-name="ce6"/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4">
            <text:p>0806 <text:s/>12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0">
            <text:p>90</text:p>
          </table:table-cell>
          <table:table-cell table:style-name="ce3" office:value-type="float" office:value="90">
            <text:p>90</text:p>
          </table:table-cell>
          <table:table-cell table:style-name="ce6"/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4">
            <text:p>0806 <text:s/>120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1">
            <text:p>91</text:p>
          </table:table-cell>
          <table:table-cell table:style-name="ce3" office:value-type="float" office:value="91">
            <text:p>91</text:p>
          </table:table-cell>
          <table:table-cell table:style-name="ce6"/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41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2">
            <text:p>92</text:p>
          </table:table-cell>
          <table:table-cell table:style-name="ce3" office:value-type="float" office:value="92">
            <text:p>92</text:p>
          </table:table-cell>
          <table:table-cell table:style-name="ce6"/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41">
            <text:p>0806 <text:s/>12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93">
            <text:p>93</text:p>
          </table:table-cell>
          <table:table-cell table:style-name="ce6"/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41">
            <text:p>0806 <text:s/>12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4">
            <text:p>94</text:p>
          </table:table-cell>
          <table:table-cell table:style-name="ce3" office:value-type="float" office:value="94">
            <text:p>94</text:p>
          </table:table-cell>
          <table:table-cell table:style-name="ce6"/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41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5">
            <text:p>9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41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6">
            <text:p>9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41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7">
            <text:p>9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41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8">
            <text:p>9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41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9">
            <text:p>9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41">
            <text:p>0806 <text:s/>12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0">
            <text:p>10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6T12:06:48.42">
            <text:p>0806 <text:s/>1206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100])+1" office:value-type="float" office:value="95">
            <text:p>95</text:p>
          </table:table-cell>
          <table:table-cell table:style-name="ce7" table:formula="of:=NOW()" office:value-type="date" office:date-value="2021-08-06T12:06:48.42">
            <text:p>0806 <text:s/>120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06T12:06:48.42">
            <text:p>2021/8/6 12:06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06T12:06:48.42">
            <text:p>0806 <text:s/>1206</text:p>
          </table:table-cell>
          <table:table-cell table:style-name="ce7" table:formula="of:=NOW()" office:value-type="date" office:date-value="2021-08-06T12:06:48.42">
            <text:p>0806 <text:s/>1206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06T12:06:48.42">
            <text:p>0806 <text:s/>120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17]);&quot;)&quot;)" office:value-type="string" office:string-value="(16)">
            <text:p>(16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19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0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49">
            <text:p>0806 <text:s/>120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">
            <text:p>0806 <text:s/>120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edziele, drugi sierpnia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">
            <text:p>0806 <text:s/>120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">
            <text:p>0806 <text:s/>120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أول من أب.</text:p>
          </table:table-cell>
          <table:table-cell table:style-name="ce20" office:value-type="string">
            <text:p>al'awalu / ab[august</text:p>
          </table:table-cell>
          <table:table-cell table:style-name="ce20" office:value-type="string">
            <text:p>it was sunday, the first of august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">
            <text:p>0806 <text:s/>120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اول ماه اوت.</text:p>
          </table:table-cell>
          <table:table-cell table:style-name="ce20" office:value-type="string">
            <text:p>awal[first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">
            <text:p>0806 <text:s/>120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وجبة خفيفة، مرة اخرى.</text:p>
          </table:table-cell>
          <table:table-cell table:style-name="ce20" office:value-type="string">
            <text:p>wadh'batan xafiyfatan[snack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">
            <text:p>0806 <text:s/>120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گرم بود، دوباره. / باد. بادها. باد وجود داشت.</text:p>
          </table:table-cell>
          <table:table-cell table:style-name="ce20" office:value-type="string">
            <text:p>kyarm[hot / baat[wind / udhuwd[existence / doosht[have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1">
            <text:p>0806 <text:s/>120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3T09:45:18.2">
            <text:p>0803</text:p>
          </table:table-cell>
          <table:table-cell table:style-name="ce9" office:value-type="string">
            <text:p>v-1-89</text:p>
          </table:table-cell>
          <table:table-cell table:style-name="ce19" office:value-type="string">
            <text:p>gió. thổi. gió đang thổi. / nếu gió thổi. mát mẻ. nó trở nên mát mẻ. nó sẽ trở nên mát mẻ.</text:p>
          </table:table-cell>
          <table:table-cell table:style-name="ce20" office:value-type="string" table:number-columns-spanned="2" table:number-rows-spanned="1">
            <text:p>風。吹く。風が吹く。 / もし風が吹いたら。涼しい。涼しくなる。涼しくなるだろう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1">
            <text:p>0806 <text:s/>120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려오지 않다. &lt;2&gt; 먼저 미케를 내린다. &lt;3&gt; 이어 크로를. &lt;4&gt; 그러자 미케는 보도 쪽으로 가서 옹벽에 돌아 버린다. &lt;5&gt; 그래서 미케가 다시 내 전면에 오면, 양 다리를 붙잡고 지상에 내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1">
            <text:p>0806 <text:s/>120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rug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1">
            <text:p>0806 <text:s/>120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nowe odkrycie : &lt;1&gt; dźwięk `kan`-u. kształt wargi dolnej. &lt;2&gt; w prównaniu[comparison do kształtu dźwięków `ro`-u. część wargi dolnej, trochę wewnątrz, ta część staje się wciągnięta[pulled do wewnątrz. &lt;3&gt; wcześniej, myśłem, że kiedy wydmucham `kan`, musiłem przesuwać[move wargę dolną do przodu, raczej, nie tyłu. &lt;4&gt; także, dla wydmuchania `kan`, myśłem, musiłem ciągnąć boki[sides wargi w kierunku środka. (2) w skrócie[short, ruchy[moves wargi dolnej są dwa : &lt;1&gt; trochę podnosisz część wargi dolnej, która znajduje[is się tuż za czubkiem wargi. &lt;2&gt; jak wyżej[above, pociągasz[pull samą część do wewnątrz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1">
            <text:p>0806 <text:s/>1206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4T08:08:29">
            <text:p>0804</text:p>
          </table:table-cell>
          <table:table-cell table:style-name="ce9" office:value-type="string">
            <text:p>v-1-90</text:p>
          </table:table-cell>
          <table:table-cell table:style-name="ce19" office:value-type="string">
            <text:p>tuần. tuần này. tuần tới. tuần trước. / thời[time;weather~1 tiết[period. thời tiết của tuần này. / hôm nay. ngày[day mai[tomorrow. hôm qua. / ba ngày trước. năm ngày trước. / một tháng. hai tháng. một tháng trước.</text:p>
          </table:table-cell>
          <table:table-cell table:style-name="ce20" office:value-type="string" table:number-columns-spanned="2" table:number-rows-spanned="1">
            <text:p>週。今週。来週。先週。 / 天気。今週の天気。 / 今日。明日。昨日。 / ３日前。５日前。 / １ヶ月。２ヶ月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1">
            <text:p>0806 <text:s/>120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계단을 지날 무렵 두 마리 <text:s/>함깨 달려왔다. `평평 자리` 의 좀 앞으로. (2) 페이스트를 주는 때. &lt;1&gt; 항상 먼저 크로에게 준다. 그러자 미케는 크로에게 준 페이스트가 있는 곳으로 가려고한다. &lt;2&gt; 그래서 나는 항상 `미케!` 라고 호소, 미케를 제한하려고 한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2">
            <text:p>0806 <text:s/>1206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2-91</text:p>
          </table:table-cell>
          <table:table-cell table:style-name="ce19" office:value-type="string">
            <text:p>달린다. 걷는다. 간다. 온다. / 빨리 달린다. 느리게 걷는다. 똑바로 간다. 바로 온다. / 함께 온다. 혼자 걷는다. 모두와 함께 간다. / 곧 온다. 오래지 않아 달린다. 결국 걷는다.</text:p>
          </table:table-cell>
          <table:table-cell table:style-name="ce20" office:value-type="string" table:number-columns-spanned="2" table:number-rows-spanned="1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covered-table-cell table:style-name="ce2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3">
            <text:p>0806 <text:s/>120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trzec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3">
            <text:p>0806 <text:s/>1206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wydmuchanie dźwięków `kan`-u. zgodnie z metodą, którę odkryłem w ostatniej sesji. &lt;1&gt; wydaje się, że dźwięki wychodzą pełnie. (2) dźwięki `dai-kan`-u. jeszcze szukam kształtu ust. &lt;1&gt; obecne punkty, na których należy zwrócić moją uwagę : (a) wysokość warg. (b) stopień otwarcia ust, w pione. (c) położenie warg, w zakresie do przodu lub do tyłu, nad dziurze dźwiękowym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3">
            <text:p>0806 <text:s/>120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-92</text:p>
          </table:table-cell>
          <table:table-cell table:style-name="ce19" office:value-type="string">
            <text:p>flet. bambus. produkować. wykonany z bambusa. flet wykonany z bambusa. </text:p>
          </table:table-cell>
          <table:table-cell table:style-name="ce20" office:value-type="string" table:number-columns-spanned="2" table:number-rows-spanned="1">
            <text:p>笛。竹。造る。竹で造る。竹で作った笛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3">
            <text:p>0806 <text:s/>120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ثلاثاء، الثالث من أب.</text:p>
          </table:table-cell>
          <table:table-cell table:style-name="ce20"/>
          <table:table-cell table:style-name="ce20" office:value-type="string">
            <text:p>it was tuesday, the third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3">
            <text:p>0806 <text:s/>120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سه شنبه بود، سوم ماه مرداد.</text:p>
          </table:table-cell>
          <table:table-cell table:style-name="ce20" office:value-type="string">
            <text:p>suwom[third / mordaad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3">
            <text:p>0806 <text:s/>1206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-93</text:p>
          </table:table-cell>
          <table:table-cell table:style-name="ce19" office:value-type="string">
            <text:p>يشترى. للشراء.من الضروري. / انا اشتري. هي تشتري.نشتري. اريد شراء. أحتاج لشراء.</text:p>
          </table:table-cell>
          <table:table-cell table:style-name="ce20" office:value-type="string">
            <text:p>yush'taraa[buy / li'shi'raa'i[to-buy / a'd^aruwri[necessary / hiy[she / nashtariy[we-buy / ariydu[i-want shiraa'u[buy / ah^taadh'l'shiraa'i</text:p>
          </table:table-cell>
          <table:table-cell table:style-name="ce20" office:value-type="string">
            <text:p>buy. to buy. necessary. / I buy. she buys. we buy. / I want to buy. I need to bu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3">
            <text:p>0806 <text:s/>120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6T11:28:31.63">
            <text:p>0806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trong tuần này, bạn có thể làm việc không? / nghỉ. tôi sẽ nghỉ ngơi. vào tuần tới, bạn sẽ nghỉ ngơi? / lịch trình. kế hoạch của bạn cho tháng này là gì?</text:p>
          </table:table-cell>
          <table:table-cell table:style-name="ce20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4">
            <text:p>0806 <text:s/>1206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23">
            <text:p>23</text:p>
          </table:table-cell>
          <table:table-cell table:style-name="ce3" table:formula="of:=[.B2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도착할 때, 시간은 오후 7시 47분. &lt;2&gt; 두 모두 없었다. 서 쪽으로 갔는데, 오지않다. &lt;3&gt; 공원으로 돌아가서 더욱 두 삼 분 정도 기다렸다. 오지않다. (2) 자전거로 돌아가기 시작한다. &lt;2&gt; 계단을 지났을 무렵, 쿠로가 나왔다. &lt;3&gt; 계단부터 체육관으로 통하는 다른 계단. 그 계단의 하단과 체육과의 옹벽이 <text:s/>접하는 곳. &lt;4&gt; 그 자리의 울타리 아래에서 나왔다.</text:p>
          </table:table-cell>
          <table:covered-table-cell table:number-columns-repeated="2" table:style-name="Default"/>
          <table:table-cell table:style-name="ce21"/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4">
            <text:p>0806 <text:s/>120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czwartek, piąty sierpnia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7.62">
            <text:p>0806 <text:s/>120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. zwróć uwagę na dźwięk. &lt;2&gt; czy dźwięk wychodzi w pełni? &lt;3&gt; czy dźwięk jest nieco przytłumiony? &lt;4&gt; jeśli nie, zmieniam specyfikę dmuchania, np. kierunek powietrza, kształt ust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7.62">
            <text:p>0806 <text:s/>120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иды[plan де'ятельности : изуча'ть[study фи'зику. <text:s/>(1) самовня'тые[self-raised вопросы[questions. &lt;1&gt; вопрос по матрице : матрица размером[size два х два. &lt;2&gt; два сто'&lt;a&gt;лбца совпада'ют[match друг с другом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7.62">
            <text:p>0806 <text:s/>120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7.62">
            <text:p>0806 <text:s/>120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8">
            <text:p>28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5">
            <text:p>0806 <text:s/>120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9">
            <text:p>29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5">
            <text:p>0806 <text:s/>120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0">
            <text:p>30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5">
            <text:p>0806 <text:s/>120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1">
            <text:p>31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5">
            <text:p>0806 <text:s/>120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2">
            <text:p>32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5">
            <text:p>0806 <text:s/>120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3">
            <text:p>33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5">
            <text:p>0806 <text:s/>120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4">
            <text:p>3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6T12:06:48.55">
            <text:p>0806 <text:s/>1206</text:p>
          </table:table-cell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06T12:06:48.55">
            <text:p>0806 <text:s/>120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06T12:06:48.55">
            <text:p>0806 <text:s/>1206</text:p>
          </table:table-cell>
          <table:table-cell table:style-name="ce7" table:formula="of:=NOW()" office:value-type="date" office:date-value="2021-08-06T12:06:48.55">
            <text:p>0806 <text:s/>120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06T12:06:48.55">
            <text:p>0806 <text:s/>1206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6">2021/08/06</text:date>, <text:time>12:06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06T12:06:47.96</dc:date>
    <dc:creator>iwabuchi ken</dc:creator>
    <meta:editing-duration>P5DT12H9M50S</meta:editing-duration>
    <meta:editing-cycles>850</meta:editing-cycles>
    <meta:generator>OpenOffice/4.1.3$Win32 OpenOffice.org_project/413m1$Build-9783</meta:generator>
    <meta:document-statistic meta:table-count="2" meta:cell-count="862" meta:object-count="0"/>
  </office:meta>
</office:document-meta>
</file>